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text-underline-style="none"/>
    </style:style>
    <style:style style:name="P4"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fo:margin-top="0cm" fo:margin-bottom="0.353cm" fo:line-height="115%" fo:text-align="center" style:justify-single-word="false"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fo:margin-top="0cm" fo:margin-bottom="0.353cm" fo:line-height="115%" style:text-autospace="none"/>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cm" fo:margin-bottom="0.353cm" fo:line-height="115%" style:text-autospace="none"/>
      <style:text-properties style:font-name="Calibri" fo:font-size="11pt" fo:language="zxx" fo:country="none" style:text-underline-style="none" style:font-name-asian="Calibri" style:font-size-asian="11pt" style:font-name-complex="Calibri" style:font-size-complex="11pt"/>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3pt" fo:language="zxx" fo:country="none" fo:font-weight="bold" style:font-name-asian="Calibri" style:font-size-asian="13pt" style:font-weight-asian="bold" style:font-name-complex="Calibri" style:font-size-complex="13pt" style:font-weight-complex="bold"/>
    </style:style>
    <style:style style:name="P10" style:family="paragraph" style:parent-style-name="Standard">
      <style:paragraph-properties fo:margin-top="0cm" fo:margin-bottom="0.353cm" fo:line-height="115%" fo:text-align="center" style:justify-single-word="false" style:text-autospace="none"/>
      <style:text-properties style:font-name="Calibri" fo:font-size="13pt" fo:language="zxx" fo:country="none" style:text-underline-style="solid" style:text-underline-width="auto" style:text-underline-color="font-color" fo:font-weight="bold" style:font-name-asian="Calibri" style:font-size-asian="13pt" style:font-weight-asian="bold" style:font-name-complex="Calibri" style:font-size-complex="13pt" style:font-weight-complex="bold"/>
    </style:style>
    <style:style style:name="P11" style:family="paragraph" style:parent-style-name="Standard">
      <style:paragraph-properties fo:margin-top="0cm" fo:margin-bottom="0.353cm" fo:line-height="115%" style:text-autospace="none"/>
    </style:style>
    <style:style style:name="P12" style:family="paragraph" style:parent-style-name="Standard">
      <style:paragraph-properties fo:margin-left="0cm" fo:margin-right="0cm" fo:text-indent="0cm" style:auto-text-indent="false" style:text-autospace="none"/>
    </style:style>
    <style:style style:name="P13" style:family="paragraph" style:parent-style-name="Standard">
      <style:paragraph-properties fo:margin-left="0cm" fo:margin-right="0cm"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14" style:family="paragraph" style:parent-style-name="Standard">
      <style:paragraph-properties fo:margin-left="0cm" fo:margin-right="0cm" fo:text-align="center" style:justify-single-word="false" fo:text-indent="0cm" style:auto-text-indent="false" style:text-autospace="none"/>
      <style:text-properties style:font-name="Calibri" fo:font-size="15pt" fo:language="zxx" fo:country="none" style:text-underline-style="solid" style:text-underline-width="auto" style:text-underline-color="font-color" fo:font-weight="bold" style:font-name-asian="Calibri" style:font-size-asian="15pt" style:font-weight-asian="bold" style:font-name-complex="Calibri" style:font-size-complex="15pt" style:font-weight-complex="bold"/>
    </style:style>
    <style:style style:name="P15" style:family="paragraph" style:parent-style-name="Standard">
      <style:paragraph-properties fo:margin-left="0cm" fo:margin-right="0cm" fo:margin-top="0cm" fo:margin-bottom="0.353cm" fo:line-height="115%"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16"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17" style:family="paragraph" style:parent-style-name="Standard" style:list-style-name="L2">
      <style:paragraph-properties style:text-autospace="none"/>
      <style:text-properties style:font-name="Calibri" fo:font-size="11pt" fo:language="zxx" fo:country="none" style:font-name-asian="Calibri" style:font-size-asian="11pt" style:font-name-complex="Calibri" style:font-size-complex="11pt"/>
    </style:style>
    <style:style style:name="P18" style:family="paragraph" style:parent-style-name="Standard">
      <style:paragraph-properties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19" style:family="paragraph" style:parent-style-name="Standard">
      <style:paragraph-properties style:text-autospace="none"/>
      <style:text-properties style:font-name="Times New Roman" fo:font-size="12pt" fo:language="en" fo:country="US" style:font-name-asian="Times New Roman" style:font-size-asian="12pt" style:font-name-complex="Times New Roman" style:font-size-complex="12pt"/>
    </style:style>
    <style:style style:name="P20" style:family="paragraph" style:parent-style-name="Standard" style:list-style-name="L1">
      <style:paragraph-properties fo:margin-top="0cm" fo:margin-bottom="0.353cm" fo:line-height="115%" style:text-autospace="none"/>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5">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2" style:family="paragraph" style:parent-style-name="Standard" style:list-style-name="L8">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3" style:family="paragraph" style:parent-style-name="Standard" style:list-style-name="L4">
      <style:paragraph-properties fo:margin-top="0cm" fo:margin-bottom="0.353cm" fo:line-height="115%"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24" style:family="paragraph" style:parent-style-name="Standard" style:list-style-name="L3">
      <style:paragraph-properties fo:margin-left="0cm" fo:margin-right="0cm"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25" style:family="paragraph" style:parent-style-name="Standard">
      <style:paragraph-properties fo:margin-left="0cm" fo:margin-right="0cm"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26" style:family="paragraph" style:parent-style-name="Standard" style:list-style-name="L6">
      <style:paragraph-properties fo:margin-left="0cm" fo:margin-right="0cm"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27" style:family="paragraph" style:parent-style-name="Standard" style:list-style-name="L7">
      <style:paragraph-properties fo:margin-left="0cm" fo:margin-right="0cm" fo:text-indent="0cm" style:auto-text-indent="false" style:text-autospace="none"/>
      <style:text-properties style:font-name="Calibri" fo:font-size="11pt" fo:language="zxx" fo:country="none" style:font-name-asian="Calibri" style:font-size-asian="11pt" style:font-name-complex="Calibri" style:font-size-complex="11pt"/>
    </style:style>
    <style:style style:name="P28" style:family="paragraph" style:parent-style-name="Standard">
      <style:paragraph-properties fo:margin-left="0cm" fo:margin-right="0cm" fo:text-indent="0cm" style:auto-text-indent="false" style:text-autospace="none"/>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29" style:family="paragraph" style:parent-style-name="Standard">
      <style:paragraph-properties fo:margin-left="0cm" fo:margin-right="0cm" fo:text-indent="0cm" style:auto-text-indent="false"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zxx" fo:country="none" style:font-name-asian="Calibri" style:font-size-asian="11pt" style:font-name-complex="Calibri" style:font-size-complex="11pt"/>
    </style:style>
    <style:style style:name="T2" style:family="text">
      <style:text-properties style:font-name="Calibri" fo:font-size="11pt" fo:language="zxx" fo:country="none"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T3" style:family="text">
      <style:text-properties style:font-name="Calibri" fo:font-size="11pt" fo:language="zxx" fo:country="none" fo:font-weight="bold" style:font-name-asian="Calibri" style:font-size-asian="11pt" style:font-weight-asian="bold" style:font-name-complex="Calibri" style:font-size-complex="11pt" style:font-weight-complex="bold"/>
    </style:style>
    <style:style style:name="T4" style:family="text">
      <style:text-properties style:font-name="Calibri" fo:font-size="11pt" fo:language="zxx" fo:country="none" style:text-underline-style="none" fo:font-weight="bold" style:font-name-asian="Calibri" style:font-size-asian="11pt" style:font-weight-asian="bold" style:font-name-complex="Calibri" style:font-size-complex="11pt" style:font-weight-complex="bold"/>
    </style:style>
    <style:style style:name="T5" style:family="text">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0">Création d'un site portail pour l'association Airsoft Fun &amp; Fairplay</text:p>
      <text:p text:style-name="P9"/>
      <text:p text:style-name="P10">Cahier des charges</text:p>
      <text:p text:style-name="P5"/>
      <text:p text:style-name="P7"><text:span text:style-name="T6"><text:tab/></text:span>1) Présentation générale du projet</text:p>
      <text:list xml:id="list8252845666974195008" text:style-name="L1">
        <text:list-header>
          <text:p text:style-name="P20"/>
        </text:list-header>
      </text:list>
      <text:p text:style-name="P7"><text:span text:style-name="T6"><text:tab/></text:span>1.1 - Contexte :</text:p>
      <text:p text:style-name="P4"><text:tab/>L'association Airsoft Fun &amp; Fairplay a une visibilité dans son secteur d'activité assez importante. Mais, la gestion multimédia fait défaut. Delienne Alexandre souhaite développer un site Internet portail dédié à l'association, suite à l'identification de la demande de l'association, permettant de combler ce manque.</text:p>
      <text:p text:style-name="P4"/>
      <text:p text:style-name="P6"><text:tab/><text:span text:style-name="T7">1.2 - Objectifs du projet :</text:span></text:p>
      <text:p text:style-name="P4"><text:tab/>Il s'agit de proposer aux membres de l'association un site portail qui permettra de gérer plusieurs types de contenus, mais aussi d'étendre la visibilité de l'association et de son secteur d'activité.</text:p>
      <text:p text:style-name="P4"><text:tab/>En résumé, les caractéristiques du projet sont les suivantes :</text:p>
      <text:p text:style-name="P4"><text:tab/>- Un site portail à la navigation conviviale, disposant d'un mode d'administration à distance et susceptible d'offrir un fil RSS, des documents en téléchargements (.pdf, .zip,...), vidéos, images.</text:p>
      <text:p text:style-name="P4"><text:tab/>- Des contenus informant sur le domaine de l'association, à destination des utilisateurs non initiée à cette activité.</text:p>
      <text:p text:style-name="P4"/>
      <text:p text:style-name="P4"><text:tab/>Sur la base du présent cahier des charges, le prestataire devra assurer la conception du site (et éventuellement l'hébergement). En cas de modification de l'architecture du site au fil du temps et de l'évolution du projet, il pourra être fait appel à ce même prestataire.</text:p>
      <text:p text:style-name="P4"/>
      <text:p text:style-name="P6"><text:tab/><text:span text:style-name="T7">1.3 - Public-cible :</text:span></text:p>
      <text:p text:style-name="P4"><text:tab/>Cette offre s'adressera en premier lieu aux membres de l'association Airsoft Fun &amp; Fairplay, ainsi qu'aux utilisateurs intéressés par le secteur d'activité de l'association. Le site vise à mettre à disposition de ces publics des données essentielles dans les principaux domaines de l'association (pratique de l'airsoft), à savoir informations, législation, ressources administrationnelles de l'association, et espace de gestion multimédia.</text:p>
      <text:p text:style-name="P4"><text:soft-page-break/></text:p>
      <text:p text:style-name="P6"><text:tab/><text:span text:style-name="T7">1.4 - Partenaires du projet :</text:span></text:p>
      <text:p text:style-name="P1"><text:tab/>L'association Airsoft Fun &amp; Fairplay prendra en charge le financement de la création du site . Certains agents seront invités à participer à l'administration du site et à son animation. Les membres de l'association sont en effet invités à contribuer à ce site et à en faire sa promotion et son animation.</text:p>
      <text:p text:style-name="P1"/>
      <text:p text:style-name="P18"/>
      <text:p text:style-name="P3"><text:span text:style-name="T3"><text:tab/></text:span><text:span text:style-name="T2">2) Description du site portail</text:span></text:p>
      <text:list xml:id="list5239533316740847485" text:style-name="L2">
        <text:list-item>
          <text:list>
            <text:list-item>
              <text:list>
                <text:list-header>
                  <text:p text:style-name="P17"/>
                </text:list-header>
              </text:list>
            </text:list-item>
          </text:list>
        </text:list-item>
      </text:list>
      <text:p text:style-name="P1"/>
      <text:p text:style-name="P12"><text:span text:style-name="T1"><text:tab/></text:span><text:span text:style-name="T2">2.1 - Description du site pourtail souhaité :</text:span></text:p>
      <text:list xml:id="list6179143089045709148" text:style-name="L3">
        <text:list-item>
          <text:list>
            <text:list-header>
              <text:p text:style-name="P24"/>
            </text:list-header>
          </text:list>
        </text:list-item>
      </text:list>
      <text:p text:style-name="P12"><text:span text:style-name="T1"><text:tab/></text:span><text:span text:style-name="T4">Le site a pour principaux objectifs de : </text:span></text:p>
      <text:p text:style-name="P13"/>
      <text:p text:style-name="P13"><text:tab/>- <text:s/>consulter des informations fournies par les administrateurs.</text:p>
      <text:p text:style-name="P13"><text:tab/>- <text:s/>accèder à des ressources informationnelles gratuites pour la pratique de l'airsoft.</text:p>
      <text:p text:style-name="P13"><text:tab/>- <text:s/>mutualiser les ressources en ligne proposées par les membres de l'association.</text:p>
      <text:p text:style-name="P13"><text:tab/>- <text:s/>contacter un administrateur par le biais d'un formulaire.</text:p>
      <text:p text:style-name="P13"/>
      <text:p text:style-name="P13"/>
      <text:p text:style-name="P12"><text:span text:style-name="T1"><text:tab/></text:span><text:span text:style-name="T2">2.2 - Types de ressources concernées :</text:span></text:p>
      <text:p text:style-name="P13"/>
      <text:p text:style-name="P13"><text:tab/>Les ressources seront proposées sous forme de fichiers pdf et de dossiers compressés. Elles seront accessibles gratuitement.</text:p>
      <text:p text:style-name="P13"/>
      <text:p text:style-name="P13"/>
      <text:p text:style-name="P12"><text:span text:style-name="T1"><text:tab/></text:span><text:span text:style-name="T2">2.3 - Description des contenus et organisation des principales rubriques :</text:span></text:p>
      <text:p text:style-name="P13"/>
      <text:p text:style-name="P13"><text:tab/><text:span text:style-name="T9">A) Informations générales</text:span></text:p>
      <text:p text:style-name="P1"><text:tab/></text:p>
      <text:p text:style-name="P1"><text:tab/>- Accueil du site </text:p>
      <text:p text:style-name="P1"><text:tab/>- Présentations de l'airsoft</text:p>
      <text:p text:style-name="P1"><text:tab/>- Présentation de l'association</text:p>
      <text:p text:style-name="P19"/>
      <text:p text:style-name="P19"><text:tab/></text:p>
      <text:p text:style-name="P12"><text:span text:style-name="T1"><text:tab/></text:span><text:span text:style-name="T3">B) Ressources</text:span></text:p>
      <text:p text:style-name="P13"/>
      <text:p text:style-name="P13"><text:tab/>- Ressources de l'association (réglement, dossier d'inscription)</text:p>
      <text:p text:style-name="P1"><text:tab/>- Liens vers les ressources mutualisées (multimédia)</text:p>
      <text:p text:style-name="P13"/>
      <text:p text:style-name="P13"><text:tab/></text:p>
      <text:p text:style-name="P12"><text:span text:style-name="T1"><text:tab/></text:span><text:span text:style-name="T3">C) Outils de communication et de fidélisation</text:span></text:p>
      <text:p text:style-name="P13"/>
      <text:p text:style-name="P13"><text:tab/>- Forum thématique (reprise de l'existant)</text:p>
      <text:p text:style-name="P13"/>
      <text:p text:style-name="P13"/>
      <text:p text:style-name="P12"><text:span text:style-name="T1"><text:tab/></text:span><text:span text:style-name="T3">D) Guide pour l'utilisation du site</text:span></text:p>
      <text:p text:style-name="P13"/>
      <text:p text:style-name="P13"><text:tab/>- Contacts</text:p>
      <text:p text:style-name="P13"/>
      <text:p text:style-name="P13"/>
      <text:p text:style-name="P13"/>
      <text:p text:style-name="P13"><text:soft-page-break/></text:p>
      <text:p text:style-name="P13"/>
      <text:p text:style-name="P12"><text:span text:style-name="T1"><text:tab/></text:span><text:span text:style-name="T2">2.4 – Charte graphique du site :</text:span></text:p>
      <text:p text:style-name="P13"/>
      <text:p text:style-name="P13"><text:tab/>La charte graphique du site devra être en accord avec le respect avec le thème existant sur le forum déjà existant et doit tenir compte des choix de l'association.</text:p>
      <text:p text:style-name="P13"/>
      <text:p text:style-name="P13"/>
      <text:p text:style-name="P13"/>
      <text:p text:style-name="P12"><text:span text:style-name="T1"><text:tab/></text:span><text:span text:style-name="T2">2.5 – Animation du site et module d'administration :</text:span></text:p>
      <text:p text:style-name="P13"/>
      <text:p text:style-name="P13"><text:tab/>Si le prestataire est à l'origine de la création de ce site, l'association animera ce site. Il s'agit donc de prévoir la mise à disposition d'une interface simple de gestion du site, permettant une administration à distance et multi-utilisateurs.</text:p>
      <text:p text:style-name="P13"/>
      <text:p text:style-name="P12"><text:span text:style-name="T1"><text:tab/></text:span><text:span text:style-name="T3">Le module d'administration du site devra ainsi permettre : </text:span></text:p>
      <text:p text:style-name="P13"><text:tab/><text:tab/></text:p>
      <text:p text:style-name="P13"><text:tab/>- de supprimer les contenus hébergés ne respectant pas les conditions requises.</text:p>
      <text:p text:style-name="P13"><text:tab/>- la gestion des utilisateurs et leurs droits (modification de la base de donné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4">Application d'identification/authentification</text:p>
      <text:p text:style-name="P4"/>
      <text:p text:style-name="P4"/>
      <text:p text:style-name="P4"/>
      <text:p text:style-name="P8"><text:span text:style-name="T9"><text:tab/></text:span><text:span text:style-name="T8">1) Expression des besoin</text:span></text:p>
      <text:list xml:id="list8999109054088533992" text:style-name="L4">
        <text:list-item>
          <text:list>
            <text:list-item>
              <text:list>
                <text:list-header>
                  <text:p text:style-name="P23"/>
                </text:list-header>
              </text:list>
            </text:list-item>
          </text:list>
        </text:list-item>
      </text:list>
      <text:p text:style-name="P4"><text:tab/><text:span text:style-name="T8">1.1 - Environnement</text:span></text:p>
      <text:p text:style-name="P4">Ce projet concerne la population des utilisateurs potentiels de la première application prototype du site internet. Il s'agit des membres de l'association.</text:p>
      <text:p text:style-name="P4"/>
      <text:p text:style-name="P4"><text:tab/><text:span text:style-name="T8">1.2 - Description des fonctions</text:span></text:p>
      <text:p text:style-name="P4">Les fonctions de l'identification-authentification :</text:p>
      <text:p text:style-name="P4"><text:tab/>- F1 - Se Connecter</text:p>
      <text:p text:style-name="P4"><text:tab/>- F2 - Se Déconnecter</text:p>
      <text:p text:style-name="P4"><text:tab/>- F3 - Sécuriser la connexion</text:p>
      <text:p text:style-name="P4"><text:tab/>- F4 - Accéder aux traces</text:p>
      <text:p text:style-name="P4"/>
      <text:p text:style-name="P4"><text:tab/><text:span text:style-name="T8">F1 - Se connecter</text:span></text:p>
      <text:p text:style-name="P4"><text:tab/>Principes : </text:p>
      <text:p text:style-name="P4"><text:tab/>- L'utilisateur doit se connecter avant de pouvoir utiliser l'application de gestion de contenu multimédia.</text:p>
      <text:p text:style-name="P4"><text:tab/>- Il doit décliner :</text:p>
      <text:p text:style-name="P4"><text:tab/><text:tab/>1. son identifiant</text:p>
      <text:p text:style-name="P4"><text:tab/><text:tab/>2. son code secret</text:p>
      <text:p text:style-name="P4"><text:tab/>- Quels que soient les éléments intermédiaires de l'architecture technique, il s'agira bien d'une identification et authentification, c'est-à-dire de la station de travail au serveur de traitements des données.</text:p>
      <text:p text:style-name="P4"/>
      <text:p text:style-name="P4"/>
      <text:p text:style-name="P4"><text:soft-page-break/></text:p>
      <text:p text:style-name="P4"><text:tab/><text:span text:style-name="T8">F2 - Se déconnecter</text:span></text:p>
      <text:p text:style-name="P4"><text:tab/>Principes :</text:p>
      <text:p text:style-name="P4"><text:tab/>- l'utilisateur doit pouvoir se déconnecter après avoir utilisé l'application.</text:p>
      <text:p text:style-name="P4"/>
      <text:p text:style-name="P4"><text:tab/><text:span text:style-name="T8">F3 - Sécuriser la connexion </text:span></text:p>
      <text:p text:style-name="P4"><text:tab/>Principes :</text:p>
      <text:p text:style-name="P4"><text:tab/>- la confidentialité du code secret doit être assurée de bout en bout </text:p>
      <text:p text:style-name="P4"><text:tab/>- les tentatives de connexions avec un code secret erroné doivent être limité à trois, seuil au delà duquel l'utilisateur doit être bloqué.</text:p>
      <text:p text:style-name="P4"><text:tab/>- les connexions, les tentatives infructueuses de connexion et les déconnexions doivent être tracées.</text:p>
      <text:p text:style-name="P4"/>
      <text:p text:style-name="P4"><text:tab/><text:span text:style-name="T8">F4 - Accéder aux traces</text:span></text:p>
      <text:p text:style-name="P4"><text:tab/>Principes :</text:p>
      <text:p text:style-name="P4"><text:tab/>- pour des besoins d'audit, il faut pouvoir accéder aux traces d'identification-authentification.</text:p>
      <text:p text:style-name="P4"><text:tab/>- il est souhaitable :</text:p>
      <text:p text:style-name="P4"><text:tab/><text:tab/>- de prévoir une habilitation pour cet accès aux traces.</text:p>
      <text:p text:style-name="P4"><text:tab/><text:tab/>- de tracer les accès aux traces eux-mêmes.</text:p>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4">Application d'inscription</text:p>
      <text:p text:style-name="P4"/>
      <text:p text:style-name="P4"/>
      <text:p text:style-name="P4"/>
      <text:p text:style-name="P4"><text:tab/><text:span text:style-name="T8">1) Expression des besoins</text:span></text:p>
      <text:list xml:id="list98069403326869724" text:style-name="L5">
        <text:list-header>
          <text:p text:style-name="P21"/>
        </text:list-header>
      </text:list>
      <text:p text:style-name="P4"><text:tab/><text:span text:style-name="T8">1.1 - Environnement</text:span></text:p>
      <text:p text:style-name="P4"><text:tab/>Ce projet concerne la population des utilisateurs potentiels de la première application prototype du site internet. Il s'agit de tout les éventuels utilisateurs du site.</text:p>
      <text:p text:style-name="P4"/>
      <text:p text:style-name="P4"><text:tab/><text:span text:style-name="T8">1.2 - Description des fonctions</text:span></text:p>
      <text:p text:style-name="P4"><text:tab/>Les fonctions de la gestion de contenu multimédia :</text:p>
      <text:p text:style-name="P4"><text:tab/>- F1 - Accèder à l'application</text:p>
      <text:p text:style-name="P4"><text:tab/>- F2 – Champs à remplir</text:p>
      <text:p text:style-name="P11"><text:span text:style-name="T1"><text:tab/>- F3 – </text:span><text:span text:style-name="T5">Confirmation et activation par e-mail de l'inscription</text:span></text:p>
      <text:p text:style-name="P13"/>
      <text:p text:style-name="P13"/>
      <text:p text:style-name="P13"/>
      <text:p text:style-name="P13"/>
      <text:p text:style-name="P1"><text:tab/><text:span text:style-name="T8">F1 - Accèder à l'application</text:span><text:tab/></text:p>
      <text:p text:style-name="P1"/>
      <text:p text:style-name="P4"><text:tab/>Principes :</text:p>
      <text:p text:style-name="P4"><text:tab/>- accès réservé à tout utilisateur non connecté</text:p>
      <text:p text:style-name="P15"><text:tab/>- lien à côté du bloc de connexion</text:p>
      <text:list xml:id="list2955026350273464428" text:style-name="L6">
        <text:list-item>
          <text:list>
            <text:list-header>
              <text:p text:style-name="P26"/>
            </text:list-header>
          </text:list>
        </text:list-item>
      </text:list>
      <text:p text:style-name="P13"/>
      <text:p text:style-name="P13"/>
      <text:p text:style-name="P13"/>
      <text:p text:style-name="P13"/>
      <text:p text:style-name="P13"/>
      <text:p text:style-name="P13"/>
      <text:p text:style-name="P13"/>
      <text:p text:style-name="P13"/>
      <text:p text:style-name="P13"/>
      <text:p text:style-name="P13"><text:soft-page-break/></text:p>
      <text:p text:style-name="P12"><text:span text:style-name="T1"><text:tab/></text:span><text:span text:style-name="T2">F2 – Champs à remplir</text:span></text:p>
      <text:p text:style-name="P28"/>
      <text:p text:style-name="P29"><text:tab/>Principes :</text:p>
      <text:p text:style-name="P29"/>
      <text:p text:style-name="P29"><text:tab/>- Obligation de remplir tout les champs pour une meilleure crédibilité des utilisateurs.</text:p>
      <text:p text:style-name="P29"/>
      <text:p text:style-name="P13"><text:tab/>- Vérification que le nom d'utilisateur ne soit pas déjà utilisé.</text:p>
      <text:p text:style-name="P13"/>
      <text:p text:style-name="P13"><text:tab/>- Mot de passe d'un minimum de 8 caractères.</text:p>
      <text:list xml:id="list1724512616099001260" text:style-name="L7">
        <text:list-item>
          <text:list>
            <text:list-header>
              <text:p text:style-name="P27"/>
            </text:list-header>
          </text:list>
        </text:list-item>
      </text:list>
      <text:p text:style-name="P13"/>
      <text:p text:style-name="P13"/>
      <text:p text:style-name="P13"/>
      <text:p text:style-name="P12"><text:span text:style-name="T1"><text:tab/></text:span><text:span text:style-name="T2">F3 – Confirmation et activation par e-mail de l'inscription</text:span></text:p>
      <text:p text:style-name="P13"/>
      <text:p text:style-name="P13"><text:tab/>Principes :</text:p>
      <text:p text:style-name="P13"/>
      <text:p text:style-name="P13"><text:tab/>- Envoi par mail automatique de l'inscription de l'utilisateur à l'utilisateur concerné et à l'administrateur du site (Président de l'association).</text:p>
      <text:p text:style-name="P13"/>
      <text:p text:style-name="P13"><text:tab/>- Récapitulatif des informations d'utilisateu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4">Application de gestion de contenu multimédia</text:p>
      <text:p text:style-name="P4"/>
      <text:p text:style-name="P4"/>
      <text:p text:style-name="P4"/>
      <text:p text:style-name="P4"><text:tab/><text:span text:style-name="T8">1) Expression des besoins</text:span></text:p>
      <text:list xml:id="list29547257" text:continue-list="list98069403326869724" text:style-name="L5">
        <text:list-header>
          <text:p text:style-name="P21"/>
        </text:list-header>
      </text:list>
      <text:p text:style-name="P4"><text:tab/><text:span text:style-name="T8">1.1 - Environnement</text:span></text:p>
      <text:p text:style-name="P4"><text:tab/>Ce projet concerne la population des utilisateurs potentiels de la première application prototype du site internet. Il s'agit des membres de l'association.</text:p>
      <text:p text:style-name="P4"/>
      <text:p text:style-name="P4"><text:tab/><text:span text:style-name="T8">1.2 - Description des fonctions</text:span></text:p>
      <text:p text:style-name="P4"><text:tab/>Les fonctions de la gestion de contenu multimédia :</text:p>
      <text:p text:style-name="P4"><text:tab/>- F1 - Accèder à l'application</text:p>
      <text:p text:style-name="P4"><text:tab/>- F2 - Sélection du fichier </text:p>
      <text:p text:style-name="P4"><text:tab/>- F3 - Vérification de l'extension du fichier</text:p>
      <text:p text:style-name="P1"><text:tab/>- F4 - Confirmation de mise en ligne</text:p>
      <text:p text:style-name="P2"/>
      <text:p text:style-name="P2"/>
      <text:p text:style-name="P2"/>
      <text:p text:style-name="P1"><text:tab/><text:span text:style-name="T8">F1 - Accèder à l'application</text:span><text:tab/></text:p>
      <text:p text:style-name="P1"/>
      <text:p text:style-name="P4"><text:tab/>Principes :</text:p>
      <text:p text:style-name="P4"><text:tab/>- accès réservé aux membres autorisés</text:p>
      <text:p text:style-name="P4"><text:tab/>- lien via menu</text:p>
      <text:p text:style-name="P4"/>
      <text:p text:style-name="P4"><text:tab/><text:span text:style-name="T8">F2 - Sélection du fichier</text:span></text:p>
      <text:p text:style-name="P4"><text:tab/>Principes :</text:p>
      <text:p text:style-name="P4"><text:tab/>- Parcourir le disque dur de l'utilisateur pour sélection du ficher .zip</text:p>
      <text:list xml:id="list8003645662051222424" text:style-name="L8">
        <text:list-item>
          <text:list>
            <text:list-header>
              <text:p text:style-name="P22"/>
            </text:list-header>
          </text:list>
        </text:list-item>
      </text:list>
      <text:p text:style-name="P4"/>
      <text:p text:style-name="P4"><text:soft-page-break/></text:p>
      <text:p text:style-name="P4"><text:tab/><text:span text:style-name="T8">F3 - Vérification de l'extension du fichier</text:span></text:p>
      <text:p text:style-name="P4"><text:tab/>Principes :</text:p>
      <text:p text:style-name="P4"><text:tab/>- Possibilité d'upload seulement pour les fichiers .zip</text:p>
      <text:p text:style-name="P4"><text:tab/>- Refus d'upload avec message d'erreur en cas de mauvaise extension.</text:p>
      <text:p text:style-name="P4"/>
      <text:p text:style-name="P4"><text:tab/><text:span text:style-name="T8">F4 - Confirmation de mise en ligne</text:span></text:p>
      <text:p text:style-name="P4"><text:tab/>Principes :</text:p>
      <text:p text:style-name="P4"><text:tab/>- Une fois le fichier mis en ligne, une fenêtre pop-up informe l'utilisateur que l'action a bien été effectuée.</text:p>
      <text:p text:style-name="P1"><text:tab/>- Message d'erreur dans le cas contrai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3T09:13:41.66</meta:creation-date>
    <dc:date>2013-06-04T09:39:11.06</dc:date>
    <meta:editing-duration>PT1H43M39S</meta:editing-duration>
    <meta:editing-cycles>2</meta:editing-cycles>
    <meta:generator>OpenOffice.org/3.4.1$Win32 OpenOffice.org_project/341m1$Build-9593</meta:generator>
    <meta:document-statistic meta:table-count="0" meta:image-count="0" meta:object-count="0" meta:page-count="9" meta:paragraph-count="125" meta:word-count="1178" meta:character-count="7578"/>
  </office:meta>
</office:document-meta>
</file>